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50000004C6EC604C9039FC8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381cm" draw:marker-end-width="0.381cm" draw:fill="gradient" draw:fill-color="#99ccff" draw:fill-gradient-name="Gradient_20_14" draw:gradient-step-count="256" draw:textarea-horizontal-align="justify" draw:textarea-vertical-align="middle" draw:auto-grow-height="false" fo:min-height="10.495cm" fo:min-width="13.62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4.451cm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63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color="#99ccff" draw:fill-gradient-name="Gradient_20_14" draw:gradient-step-count="256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color="#999999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ejaVu Sans" fo:font-size="28pt" style:font-size-asian="28pt" style:font-size-complex="28pt"/>
    </style:style>
    <style:style style:name="T3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701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2">Administration GUI</text:span></text:p>
          </draw:text-box>
        </draw:frame>
        <draw:frame draw:style-name="gr3" draw:text-style-name="P3" draw:layer="layout" svg:width="13.97cm" svg:height="0.885cm" svg:x="2.805cm" svg:y="12.23cm">
          <draw:text-box>
            <text:p><text:span text:style-name="T3"><text:s/></text:span></text:p>
          </draw:text-box>
        </draw:frame>
        <draw:frame draw:style-name="gr3" draw:text-style-name="P5" draw:layer="layout" svg:width="7.62cm" svg:height="0.885cm" svg:x="8.62cm" svg:y="7.385cm">
          <draw:text-box>
            <text:p text:style-name="P4"><text:span text:style-name="T4"><text:s/></text:span></text:p>
          </draw:text-box>
        </draw:frame>
        <draw:line draw:style-name="gr4" draw:text-style-name="P6" draw:layer="layout" svg:x1="2.905cm" svg:y1="7.35cm" svg:x2="16.24cm" svg:y2="7.35cm">
          <text:p/>
        </draw:line>
        <draw:frame draw:style-name="gr5" draw:text-style-name="P6" draw:layer="layout" svg:width="6.481cm" svg:height="2.01cm" svg:x="2.774cm" svg:y="2.27cm">
          <draw:image xlink:href="Pictures/10000000000000F50000004C6EC604C9039FC8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14" draw:display-name="Gradient 14" draw:style="linear" draw:start-color="#ffffff" draw:end-color="#999999" draw:start-intensity="100%" draw:end-intensity="100%" draw:angle="150" draw:border="2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Kilås</meta:initial-creator>
    <meta:creation-date>2010-06-01T14:59:14</meta:creation-date>
    <dc:date>2017-09-29T15:22:13.421956928</dc:date>
    <meta:editing-duration>PT33M52S</meta:editing-duration>
    <meta:editing-cycles>22</meta:editing-cycles>
    <meta:generator>LibreOffice/5.4.1.2.0$Linux_X86_64 LibreOffice_project/40m0$Build-2</meta:generator>
    <dc:creator>Marcus Lundblad</dc:creator>
    <meta:document-statistic meta:object-count="6"/>
  </office:meta>
</office:document-meta>
</file>